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text-align="start"/>
      <style:text-properties fo:font-size="30pt" fo:language="en" fo:country="US" style:font-size-asian="30pt" style:font-size-complex="3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JavaScript 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Introducción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mario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JS donde</text:p>
              </text:list-item>
              <text:list-item>
                <text:p>Salida JS</text:p>
              </text:list-item>
              <text:list-item>
                <text:p>Declaraciones JS</text:p>
              </text:list-item>
              <text:list-item>
                <text:p>Sintaxis JS</text:p>
              </text:list-item>
              <text:list-item>
                <text:p>Comentarios de JS</text:p>
              </text:list-item>
              <text:list-item>
                <text:p>Variables JS</text:p>
              </text:list-item>
              <text:list-item>
                <text:p>Operadores JS</text:p>
              </text:list-item>
              <text:list-item>
                <text:p>Aritmética JS</text:p>
              </text:list-item>
              <text:list-item>
                <text:p>Asignación JS</text:p>
              </text:list-item>
              <text:list-item>
                <text:p>Tipos de datos JS</text:p>
              </text:list-item>
              <text:list-item>
                <text:p>Funciones J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Objetos JS</text:p>
              </text:list-item>
              <text:list-item>
                <text:p>JS Events</text:p>
              </text:list-item>
              <text:list-item>
                <text:p>JS Strings</text:p>
              </text:list-item>
              <text:list-item>
                <text:p>Métodos de cadena JS</text:p>
              </text:list-item>
              <text:list-item>
                <text:p>Números JS</text:p>
              </text:list-item>
              <text:list-item>
                <text:p>Métodos de números JS</text:p>
              </text:list-item>
              <text:list-item>
                <text:p>Matrices JS</text:p>
              </text:list-item>
              <text:list-item>
                <text:p>Métodos de matriz JS</text:p>
              </text:list-item>
              <text:list-item>
                <text:p>JS Array Sort</text:p>
              </text:list-item>
              <text:list-item>
                <text:p>JS Array Iteration</text:p>
              </text:list-item>
              <text:list-item>
                <text:p>Fechas JS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 xml:id="id3" draw:id="id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avaScript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Formatos de fecha JS</text:p>
              </text:list-item>
              <text:list-item>
                <text:p>Fecha JS Obtener métodos</text:p>
              </text:list-item>
              <text:list-item>
                <text:p>Métodos de ajuste de fecha JS</text:p>
              </text:list-item>
              <text:list-item>
                <text:p>JS Math</text:p>
              </text:list-item>
              <text:list-item>
                <text:p>JS Random</text:p>
              </text:list-item>
              <text:list-item>
                <text:p>JS Booleans</text:p>
              </text:list-item>
              <text:list-item>
                <text:p>JS Comparaciones</text:p>
              </text:list-item>
              <text:list-item>
                <text:p>Condiciones JS</text:p>
              </text:list-item>
              <text:list-item>
                <text:p>JS Switch</text:p>
              </text:list-item>
              <text:list-item>
                <text:p>JS Loop For</text:p>
              </text:list-item>
              <text:list-item>
                <text:p>JS Loop While</text:p>
              </text:list-item>
              <text:list-item>
                <text:p>JS Break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onversión de tipo JS</text:p>
              </text:list-item>
              <text:list-item>
                <text:p>JS Bitwise</text:p>
              </text:list-item>
              <text:list-item>
                <text:p>JS RegExp</text:p>
              </text:list-item>
              <text:list-item>
                <text:p>Errores JS</text:p>
              </text:list-item>
              <text:list-item>
                <text:p>Alcance de JS</text:p>
              </text:list-item>
              <text:list-item>
                <text:p>Levantamiento JS</text:p>
              </text:list-item>
              <text:list-item>
                <text:p>Modo estricto JS</text:p>
              </text:list-item>
              <text:list-item>
                <text:p>JS esta palabra clave</text:p>
              </text:list-item>
              <text:list-item>
                <text:p>JS Let</text:p>
              </text:list-item>
              <text:list-item>
                <text:p>JS Const</text:p>
              </text:list-item>
              <text:list-item>
                <text:p>Función de flecha JS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 xml:id="id4" draw:id="id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avaScript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Clases JS</text:p>
              </text:list-item>
              <text:list-item>
                <text:p>Depuración de JS</text:p>
              </text:list-item>
              <text:list-item>
                <text:p>JS Style Guide</text:p>
              </text:list-item>
              <text:list-item>
                <text:p>Mejores prácticas de JS</text:p>
              </text:list-item>
              <text:list-item>
                <text:p>Errores de JS</text:p>
              </text:list-item>
              <text:list-item>
                <text:p>JS Performance</text:p>
              </text:list-item>
              <text:list-item>
                <text:p>Palabras reservadas de JS</text:p>
              </text:list-item>
              <text:list-item>
                <text:p>Versiones JS</text:p>
              </text:list-item>
              <text:list-item>
                <text:p>JS versión ES5</text:p>
              </text:list-item>
              <text:list-item>
                <text:p>JS versión ES6</text:p>
              </text:list-item>
              <text:list-item>
                <text:p>JS JSON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 xml:id="id5" draw:id="id5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JS Forms</text:p>
                <text:list>
                  <text:list-item>
                    <text:p>JS Forms</text:p>
                  </text:list-item>
                  <text:list-item>
                    <text:p>API de formularios</text:p>
                  </text:list-item>
                </text:list>
              </text:list-item>
              <text:list-item>
                <text:p text:style-name="P4">Objetos JS</text:p>
                <text:list>
                  <text:list-item>
                    <text:p>Definiciones de objetos</text:p>
                  </text:list-item>
                  <text:list-item>
                    <text:p>Propiedades del objeto</text:p>
                  </text:list-item>
                  <text:list-item>
                    <text:p>Métodos de objeto</text:p>
                  </text:list-item>
                  <text:list-item>
                    <text:p>Visualización de objetos</text:p>
                  </text:list-item>
                  <text:list-item>
                    <text:p>Accesores de objetos</text:p>
                  </text:list-item>
                  <text:list-item>
                    <text:p>Constructores de objetos</text:p>
                  </text:list-item>
                  <text:list-item>
                    <text:p>Prototipos de objetos</text:p>
                  </text:list-item>
                  <text:list-item>
                    <text:p>Objeto ECMAScript 5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4.914cm" presentation:class="outline">
          <draw:text-box>
            <text:list text:style-name="L2">
              <text:list-item>
                <text:p text:style-name="P5"><text:span text:style-name="T1">Funciones JS</text:span></text:p>
                <text:list>
                  <text:list-item>
                    <text:p text:style-name="P5"><text:span text:style-name="T1">Definiciones de funciones</text:span></text:p>
                  </text:list-item>
                  <text:list-item>
                    <text:p text:style-name="P5"><text:span text:style-name="T1">Parámetros de funciones</text:span></text:p>
                  </text:list-item>
                  <text:list-item>
                    <text:p text:style-name="P5"><text:span text:style-name="T1">Invocación de funciones</text:span></text:p>
                  </text:list-item>
                  <text:list-item>
                    <text:p text:style-name="P5"><text:span text:style-name="T1">Llamada de función</text:span></text:p>
                  </text:list-item>
                  <text:list-item>
                    <text:p text:style-name="P5"><text:span text:style-name="T1">Función Aplicar</text:span></text:p>
                  </text:list-item>
                  <text:list-item>
                    <text:p text:style-name="P5"><text:span text:style-name="T1">Cierres de funcion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 xml:id="id6" draw:id="id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JS HTML DOM</text:p>
                <text:list>
                  <text:list-item>
                    <text:p>Introducción DOM</text:p>
                  </text:list-item>
                  <text:list-item>
                    <text:p>Métodos DOM</text:p>
                  </text:list-item>
                  <text:list-item>
                    <text:p>Documento DOM</text:p>
                  </text:list-item>
                  <text:list-item>
                    <text:p>Elementos DOM</text:p>
                  </text:list-item>
                  <text:list-item>
                    <text:p>DOM HTML</text:p>
                  </text:list-item>
                  <text:list-item>
                    <text:p>DOM CSS</text:p>
                  </text:list-item>
                  <text:list-item>
                    <text:p>Animaciones DOM</text:p>
                  </text:list-item>
                  <text:list-item>
                    <text:p>Eventos DOM</text:p>
                  </text:list-item>
                  <text:list-item>
                    <text:p>Oyente de eventos DOM</text:p>
                  </text:list-item>
                  <text:list-item>
                    <text:p>Navegación DOM</text:p>
                  </text:list-item>
                  <text:list-item>
                    <text:p>Nodos DOM</text:p>
                  </text:list-item>
                  <text:list-item>
                    <text:p>Colecciones DOM</text:p>
                  </text:list-item>
                  <text:list-item>
                    <text:p>Listas de nodos DOM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4.914cm" presentation:class="outline">
          <draw:text-box>
            <text:list text:style-name="L2">
              <text:list-item>
                <text:p text:style-name="P5"><text:span text:style-name="T1">BOM del navegador JS</text:span></text:p>
                <text:list>
                  <text:list-item>
                    <text:p text:style-name="P5"><text:span text:style-name="T1">Ventana JS</text:span></text:p>
                  </text:list-item>
                  <text:list-item>
                    <text:p text:style-name="P5"><text:span text:style-name="T1">Pantalla JS</text:span></text:p>
                  </text:list-item>
                  <text:list-item>
                    <text:p text:style-name="P5"><text:span text:style-name="T1">JS Ubicación</text:span></text:p>
                  </text:list-item>
                  <text:list-item>
                    <text:p text:style-name="P5"><text:span text:style-name="T1">JS History</text:span></text:p>
                  </text:list-item>
                  <text:list-item>
                    <text:p text:style-name="P5"><text:span text:style-name="T1">JS Navigator</text:span></text:p>
                  </text:list-item>
                  <text:list-item>
                    <text:p text:style-name="P5"><text:span text:style-name="T1">Alerta emergente JS</text:span></text:p>
                  </text:list-item>
                  <text:list-item>
                    <text:p text:style-name="P5"><text:span text:style-name="T1">JS Timing</text:span></text:p>
                  </text:list-item>
                  <text:list-item>
                    <text:p text:style-name="P5"><text:span text:style-name="T1">Cookies J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 xml:id="id7" draw:id="id7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5" draw:text-style-name="P5" draw:layer="layout" svg:width="12.297cm" svg:height="12.179cm" svg:x="1.4cm" svg:y="4.914cm" presentation:class="outline">
          <draw:text-box>
            <text:list text:style-name="L2">
              <text:list-item>
                <text:p text:style-name="P5"><text:span text:style-name="T1">JS AJAX</text:span></text:p>
                <text:list>
                  <text:list-item>
                    <text:p text:style-name="P5"><text:span text:style-name="T1">Introducción a AJAX</text:span></text:p>
                  </text:list-item>
                  <text:list-item>
                    <text:p text:style-name="P5"><text:span text:style-name="T1">AJAX XMLHttp</text:span></text:p>
                  </text:list-item>
                  <text:list-item>
                    <text:p text:style-name="P5"><text:span text:style-name="T1">Solicitud AJAX</text:span></text:p>
                  </text:list-item>
                  <text:list-item>
                    <text:p text:style-name="P5"><text:span text:style-name="T1">Respuesta AJAX</text:span></text:p>
                  </text:list-item>
                  <text:list-item>
                    <text:p text:style-name="P5"><text:span text:style-name="T1">Archivo XML AJAX</text:span></text:p>
                  </text:list-item>
                  <text:list-item>
                    <text:p text:style-name="P5"><text:span text:style-name="T1">PHP AJAX</text:span></text:p>
                  </text:list-item>
                  <text:list-item>
                    <text:p text:style-name="P5"><text:span text:style-name="T1">Base de datos AJAX</text:span></text:p>
                  </text:list-item>
                  <text:list-item>
                    <text:p text:style-name="P5"><text:span text:style-name="T1">Aplicaciones AJAX</text:span></text:p>
                  </text:list-item>
                  <text:list-item>
                    <text:p text:style-name="P5"><text:span text:style-name="T1">Ejemplos AJAX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JS JSON</text:p>
                <text:list>
                  <text:list-item>
                    <text:p>Introducción a JSON</text:p>
                  </text:list-item>
                  <text:list-item>
                    <text:p>Sintaxis JSON</text:p>
                  </text:list-item>
                  <text:list-item>
                    <text:p>JSON vs XML</text:p>
                  </text:list-item>
                  <text:list-item>
                    <text:p>Tipos de datos JSON</text:p>
                  </text:list-item>
                  <text:list-item>
                    <text:p>JSON Parse</text:p>
                  </text:list-item>
                  <text:list-item>
                    <text:p>JSON Stringify</text:p>
                  </text:list-item>
                  <text:list-item>
                    <text:p>Objetos JSON</text:p>
                  </text:list-item>
                  <text:list-item>
                    <text:p>Matrices JSON</text:p>
                  </text:list-item>
                  <text:list-item>
                    <text:p>JSON PHP</text:p>
                  </text:list-item>
                  <text:list-item>
                    <text:p>JSON HTML</text:p>
                  </text:list-item>
                  <text:list-item>
                    <text:p>JSON JSONP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xml:id="id8" draw:id="id8">
        <office:forms form:automatic-focus="false" form:apply-design-mode="false"/>
        <draw:frame presentation:style-name="pr8" draw:text-style-name="P7" draw:layer="layout" svg:width="19.999cm" svg:height="3.506cm" svg:x="6.6cm" svg:y="8.8cm" presentation:class="title" presentation:user-transformed="true">
          <draw:text-box>
            <text:p text:style-name="P6"><text:span text:style-name="T2">#alemandiazcarlos</text:span><text:span text:style-name="T2"><text:line-break/></text:span><text:span text:style-name="T2">#codefuncod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01:14:48.535311972</meta:creation-date>
    <meta:editing-duration>PT17M57S</meta:editing-duration>
    <meta:editing-cycles>5</meta:editing-cycles>
    <meta:generator>LibreOffice/6.0.7.3$Linux_X86_64 LibreOffice_project/00m0$Build-3</meta:generator>
    <dc:title>Blueprint Plans</dc:title>
    <meta:initial-creator>codefuncode </meta:initial-creator>
    <dc:date>2020-06-19T02:02:32.529119989</dc:date>
    <dc:creator>codefuncode </dc:creator>
    <meta:document-statistic meta:object-count="69"/>
  </office:meta>
</office:document-meta>
</file>